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Georgia" svg:font-family="Georgia, Raleway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Slab" svg:font-family="'Roboto Slab', 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text-properties officeooo:paragraph-rsid="0004d13c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130%" fo:orphans="2" fo:widows="2" fo:text-indent="0cm" style:auto-text-indent="false" fo:padding-left="0.049cm" fo:padding-right="0cm" fo:padding-top="0.049cm" fo:padding-bottom="0.3cm" fo:border-left="0.06pt solid #d9d9d9" fo:border-right="none" fo:border-top="0.06pt solid #d9d9d9" fo:border-bottom="0.06pt solid #d9d9d9"/>
    </style:style>
    <style:style style:name="P3" style:family="paragraph" style:parent-style-name="Preformatted_20_Text">
      <style:paragraph-properties fo:margin-top="0cm" fo:margin-bottom="0cm" style:contextual-spacing="false" fo:line-height="130%" fo:orphans="2" fo:widows="2" fo:padding-left="0.049cm" fo:padding-right="0cm" fo:padding-top="0.049cm" fo:padding-bottom="0.3cm" fo:border-left="0.06pt solid #d9d9d9" fo:border-right="none" fo:border-top="0.06pt solid #d9d9d9" fo:border-bottom="0.06pt solid #d9d9d9"/>
    </style:style>
    <style:style style:name="P4" style:family="paragraph" style:parent-style-name="Preformatted_20_Text">
      <style:text-properties officeooo:paragraph-rsid="0004d13c"/>
    </style:style>
    <style:style style:name="P5" style:family="paragraph" style:parent-style-name="Standard">
      <style:text-properties officeooo:rsid="0003b9d8" officeooo:paragraph-rsid="0003b9d8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7" style:family="paragraph" style:parent-style-name="Text_20_body">
      <style:text-properties fo:font-variant="normal" fo:text-transform="none" style:font-name="Roboto Slab" fo:font-style="normal" fo:font-weight="normal" officeooo:paragraph-rsid="0004d13c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fo:color="#000000" loext:opacity="100%" style:font-name="Georgia" fo:font-size="10.5pt" fo:letter-spacing="normal" fo:font-style="normal" fo:font-weight="normal"/>
    </style:style>
    <style:style style:name="P9" style:family="paragraph" style:parent-style-name="Text_20_body">
      <style:text-properties officeooo:paragraph-rsid="0004d13c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0%" fo:orphans="2" fo:widows="2" fo:text-indent="0cm" style:auto-text-indent="false" fo:padding-left="0.049cm" fo:padding-right="0cm" fo:padding-top="0.049cm" fo:padding-bottom="0.3cm" fo:border-left="0.06pt solid #d9d9d9" fo:border-right="none" fo:border-top="0.06pt solid #d9d9d9" fo:border-bottom="0.06pt solid #d9d9d9"/>
    </style:style>
    <style:style style:name="T1" style:family="text">
      <style:text-properties fo:font-variant="normal" fo:text-transform="none" fo:color="#000000" loext:opacity="100%" style:font-name="Georgia" fo:font-size="10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Georgia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Georgia" fo:font-size="10.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000000" loext:opacity="100%" style:font-name="inherit" fo:font-size="10.5pt" fo:letter-spacing="normal" fo:font-style="italic" fo:font-weight="normal" loext:padding="0cm" loext:border="none"/>
    </style:style>
    <style:style style:name="T5" style:family="text">
      <style:text-properties fo:font-variant="normal" fo:text-transform="none" fo:color="#000000" loext:opacity="100%" style:font-name="inherit" fo:font-size="10.5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000000" loext:opacity="100%" style:font-name="Consolas" fo:font-size="10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33333" loext:opacity="100%" style:text-line-through-style="none" style:text-line-through-type="none" style:font-name="Georgia" fo:font-size="10.5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333333" loext:opacity="100%" style:font-name="Consolas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33333" loext:opacity="100%" style:font-name="Consolas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33333" loext:opacity="100%" style:font-name="Roboto Slab" fo:font-size="10.5pt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Roboto Slab" fo:font-size="12pt" fo:font-style="normal" fo:font-weight="normal" officeooo:rsid="0003b9d8" style:font-size-asian="12pt" style:font-size-complex="12pt"/>
    </style:style>
    <style:style style:name="T12" style:family="text">
      <style:text-properties fo:font-variant="normal" fo:text-transform="none" fo:color="#999999" loext:opacity="100%" style:font-name="Consolas" fo:font-size="10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999999" loext:opacity="100%" style:font-name="Consolas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999999" loext:opacity="100%" style:font-name="Consolas" fo:letter-spacing="normal" fo:font-style="normal" fo:font-weight="normal" officeooo:rsid="0004d13c" loext:padding="0cm" loext:border="none"/>
    </style:style>
    <style:style style:name="T15" style:family="text">
      <style:text-properties fo:font-variant="normal" fo:text-transform="none" fo:color="#999999" loext:opacity="100%" style:font-name="Consolas" fo:font-size="10pt" fo:letter-spacing="normal" fo:font-style="normal" fo:font-weight="normal" officeooo:rsid="0004d13c" style:font-name-asian="NSimSun" style:font-size-asian="10pt" style:font-name-complex="Liberation Mono" style:font-size-complex="10pt" loext:padding="0cm" loext:border="none"/>
    </style:style>
    <style:style style:name="T16" style:family="text">
      <style:text-properties fo:font-variant="normal" fo:text-transform="none" fo:color="#999999" loext:opacity="100%" fo:letter-spacing="normal" loext:padding="0cm" loext:border="none"/>
    </style:style>
    <style:style style:name="T17" style:family="text">
      <style:text-properties fo:font-variant="normal" fo:text-transform="none" fo:color="#999999" loext:opacity="100%" fo:letter-spacing="normal" fo:font-style="normal" fo:font-weight="normal" officeooo:rsid="0004d13c" loext:padding="0cm" loext:border="none"/>
    </style:style>
    <style:style style:name="T18" style:family="text">
      <style:text-properties fo:color="#000000" loext:opacity="100%" style:font-name="Georgia" fo:font-size="10.5pt" fo:letter-spacing="normal"/>
    </style:style>
    <style:style style:name="T19" style:family="text">
      <style:text-properties fo:color="#000000" loext:opacity="100%" style:font-name="Georgia" fo:font-size="10.5pt" fo:letter-spacing="normal" fo:font-style="italic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o Adicionar Repositório no Git</text:p>
      <text:p text:style-name="P5"/>
      <text:p text:style-name="P5">Criando Repositório no Git</text:p>
      <text:p text:style-name="P5"><text:span text:style-name="T1">Abra o </text:span><text:a xlink:type="simple" xlink:href="https://github.com/" text:style-name="Internet_20_link" text:visited-style-name="Visited_20_Internet_20_Link"><text:span text:style-name="T7">Github</text:span></text:a><text:span text:style-name="T1">, faça login com a sua conta e clique em </text:span><text:span text:style-name="Emphasis"><text:span text:style-name="T19">New repository</text:span></text:span><text:span text:style-name="T1">:</text:span> </text:p>
      <text:p text:style-name="P5"/>
      <text:p text:style-name="P5"><text:span text:style-name="T1">Abra o </text:span><text:a xlink:type="simple" xlink:href="https://github.com/" text:style-name="Internet_20_link" text:visited-style-name="Visited_20_Internet_20_Link"><text:span text:style-name="T7">Github</text:span></text:a><text:span text:style-name="T1">, faça login com a sua conta e clique em </text:span><text:span text:style-name="Emphasis"><text:span text:style-name="T19">New repository</text:span></text:span><text:span text:style-name="T1">:</text:span> </text:p>
      <text:h text:style-name="P1" text:outline-level="1"><text:bookmark text:name="inicializandoumrepositrionasuamquina"/><text:span text:style-name="T11">Inicializando um repositório na sua máquina- </text:span><text:span text:style-name="T1">Abra o Git Bash e vá até a pasta onde está o seu projeto. Agora, quero transformar essa minha pasta em um </text:span><text:span text:style-name="Strong_20_Emphasis"><text:span text:style-name="T3">repositório Git</text:span></text:span><text:span text:style-name="T1">.<text:line-break/>Pra isso, basta digitar </text:span><text:span text:style-name="Strong_20_Emphasis"><text:span text:style-name="T3">git init </text:span></text:span><text:span text:style-name="T1">e dar enter</text:span></text:h>
      <text:h text:style-name="P1" text:outline-level="1"><text:bookmark text:name="adicionandoumaorigin"/><text:span text:style-name="T1">Adicionando uma origin: </text:span><text:span text:style-name="Source_20_Text"><text:span text:style-name="T8">git remote add origin </text:span></text:span><text:a xlink:type="simple" xlink:href="https://github.com/SamaraFlor/BootCampSantader_Git.git" text:style-name="Internet_20_link" text:visited-style-name="Visited_20_Internet_20_Link"><text:span text:style-name="Source_20_Text">https://github.com/SamaraFlor/BootCampSantader_Git.git</text:span></text:a></text:h>
      <text:p text:style-name="P9"><text:span text:style-name="Source_20_Text"><text:span text:style-name="T8"/></text:span></text:p>
      <text:h text:style-name="P1" text:outline-level="1"><text:bookmark text:name="enviandoalteraesparaogithub"/><text:span text:style-name="Source_20_Text"><text:span text:style-name="T10">Enviando alterações para o Github</text:span></text:span></text:h>
      <text:p text:style-name="P8">Quando estou dentro de uma pasta que é um repositório Git e quero saber o que eu fiz de alterações, eu digito o seguinte comando:</text:p>
      <text:p text:style-name="P4"><text:span text:style-name="Source_20_Text"><text:span text:style-name="T12">git status <text:s/></text:span></text:span></text:p>
      <text:p text:style-name="P6"><text:span text:style-name="Source_20_Text"><text:span text:style-name="T8"/></text:span></text:p>
      <text:p text:style-name="P6"><text:span text:style-name="T1">Então:</text:span></text:p>
      <text:p text:style-name="P2"><text:span text:style-name="Source_20_Text"><text:span text:style-name="T13">git add </text:span></text:span><text:span text:style-name="Source_20_Text"><text:span text:style-name="T15">Git</text:span></text:span><text:span text:style-name="Source_20_Text"><text:span text:style-name="T13">.txt <text:s/></text:span></text:span></text:p>
      <text:p text:style-name="P9"><text:span text:style-name="Source_20_Text"><text:span text:style-name="T2">Com esse comando, eu </text:span></text:span><text:span text:style-name="Source_20_Text"><text:span text:style-name="Strong_20_Emphasis"><text:span text:style-name="T5">adicionei </text:span></text:span></text:span><text:span text:style-name="Source_20_Text"><text:span text:style-name="T2">o meu arquivo ao Git. Se eu der </text:span></text:span><text:span text:style-name="Source_20_Text"><text:span text:style-name="Emphasis"><text:span text:style-name="T4">git status </text:span></text:span></text:span><text:span text:style-name="Source_20_Text"><text:span text:style-name="T2">de novo:</text:span></text:span></text:p>
      <text:p text:style-name="P6"><text:span text:style-name="T1">Agora ele me mostra que o arquivo está para </text:span><text:span text:style-name="Strong_20_Emphasis"><text:span text:style-name="T5">ser comitado</text:span></text:span><text:span text:style-name="T1">. Ou seja, ele ainda não guardou o estado do arquivo </text:span><text:span text:style-name="Strong_20_Emphasis"><text:span text:style-name="T5">permanentemente</text:span></text:span><text:span text:style-name="T1">, é só temporário.<text:line-break/>Se eu quiser que seja permantente, uso o </text:span><text:span text:style-name="Emphasis"><text:span text:style-name="T4">git commit</text:span></text:span><text:span text:style-name="T1">:</text:span></text:p>
      <text:p text:style-name="P2"><text:span text:style-name="Source_20_Text"><text:span text:style-name="T9">git commit -m "aqui coloco uma mensagem, tipo: comitando primeiro post" <text:s/></text:span></text:span></text:p>
      <text:p text:style-name="P2"><text:span text:style-name="Source_20_Text"><text:span text:style-name="T9"/></text:span></text:p>
      <text:p text:style-name="P10"><text:span text:style-name="Source_20_Text"><text:span text:style-name="T2">Agora quero enviar isso para o meu repositório remoto:</text:span></text:span></text:p>
      <text:p text:style-name="P2"><text:span text:style-name="Source_20_Text"><text:span text:style-name="T9">git push -u origin master <text:s/></text:span></text:span></text:p>
      <text:p text:style-name="P2"><text:span text:style-name="Source_20_Text"><text:span text:style-name="T9"/></text:span></text:p>
      <text:p text:style-name="P9"><text:span text:style-name="Source_20_Text"><text:span text:style-name="T8"/></text:span></text:p>
      <text:p text:style-name="P7"><text:span text:style-name="T18"/></text:p>
      <text:h text:style-name="P1" text:outline-level="1"><text:span text:style-name="T1"><text:line-break/></text:span></text:h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enlo, Monaco, 'Lucida Console', 'Liberation Mono', 'DejaVu Sans Mono', 'Bitstream Vera Sans Mono', 'Courier New', monospace, serif"/>
    <style:font-face style:name="Georgia" svg:font-family="Georgia, Raleway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Slab" svg:font-family="'Roboto Slab', 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2T19:00:17.306000000</dc:date>
    <meta:editing-duration>PT6M2S</meta:editing-duration>
    <meta:editing-cycles>1</meta:editing-cycles>
    <meta:document-statistic meta:table-count="0" meta:image-count="0" meta:object-count="0" meta:page-count="1" meta:paragraph-count="17" meta:word-count="197" meta:character-count="1140" meta:non-whitespace-character-count="948"/>
    <meta:generator>LibreOffice/7.2.1.2$Windows_X86_64 LibreOffice_project/87b77fad49947c1441b67c559c339af8f3517e22</meta:generator>
  </office:meta>
</office:document-meta>
</file>